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1B4F724397EB96C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47cm, 2.473cm, 7.418cm, 2.62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45cm" svg:height="21.699cm" svg:x="0.992cm" svg:y="2.492cm">
          <draw:image xlink:href="Pictures/10000000000005E8000007E01B4F724397EB96C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5:19.056580486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